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d34" officeooo:paragraph-rsid="000cad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vi Crider</text:p>
      <text:p text:style-name="P1">Programming Foundations 2</text:p>
      <text:p text:style-name="P1">10/11/2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1T18:58:05.328146939</meta:creation-date>
    <dc:date>2021-10-11T18:58:38.495823938</dc:date>
    <meta:editing-duration>PT33S</meta:editing-duration>
    <meta:editing-cycles>1</meta:editing-cycles>
    <meta:document-statistic meta:table-count="0" meta:image-count="0" meta:object-count="0" meta:page-count="1" meta:paragraph-count="3" meta:word-count="6" meta:character-count="44" meta:non-whitespace-character-count="41"/>
    <meta:generator>LibreOffice/7.1.6.2$Linux_X86_64 LibreOffice_project/10$Build-2</meta:generator>
  </office:meta>
</office:document-meta>
</file>